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31785393" calcext:value-type="float">
            <text:p>30,31785393</text:p>
          </table:table-cell>
          <table:table-cell office:value-type="float" office:value="5.255342047E-026" calcext:value-type="float">
            <text:p>5,26E-026</text:p>
          </table:table-cell>
          <table:table-cell office:value-type="float" office:value="3.095023632" calcext:value-type="float">
            <text:p>3,095023632</text:p>
          </table:table-cell>
          <table:table-cell table:style-name="ce2" table:formula="of:=([.E3]-[.E2])/[.E2]" office:value-type="float" office:value="0.00280793051587512" calcext:value-type="float">
            <text:p>0,00280793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79" calcext:value-type="float">
            <text:p>15879</text:p>
          </table:table-cell>
          <table:table-cell office:value-type="float" office:value="24.64435005" calcext:value-type="float">
            <text:p>24,64435005</text:p>
          </table:table-cell>
          <table:table-cell office:value-type="float" office:value="4.981089071E-020" calcext:value-type="float">
            <text:p>4,98E-020</text:p>
          </table:table-cell>
          <table:table-cell office:value-type="float" office:value="2.380009174" calcext:value-type="float">
            <text:p>2,38000917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79" calcext:value-type="float">
            <text:p>15879</text:p>
          </table:table-cell>
          <table:table-cell office:value-type="float" office:value="26.50618553" calcext:value-type="float">
            <text:p>26,50618553</text:p>
          </table:table-cell>
          <table:table-cell office:value-type="float" office:value="1.742533307E-021" calcext:value-type="float">
            <text:p>1,74E-021</text:p>
          </table:table-cell>
          <table:table-cell office:value-type="float" office:value="2.376464367" calcext:value-type="float">
            <text:p>2,376464367</text:p>
          </table:table-cell>
          <table:table-cell table:formula="of:=([.E5]-[.E4])/[.E4]" office:value-type="float" office:value="-0.00148940896477399" calcext:value-type="float">
            <text:p>-0,0014894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60" calcext:value-type="float">
            <text:p>15960</text:p>
          </table:table-cell>
          <table:table-cell office:value-type="float" office:value="34.11941528" calcext:value-type="float">
            <text:p>34,11941528</text:p>
          </table:table-cell>
          <table:table-cell office:value-type="float" office:value="6.278137398E-017" calcext:value-type="float">
            <text:p>6,28E-017</text:p>
          </table:table-cell>
          <table:table-cell office:value-type="float" office:value="1.996810794" calcext:value-type="float">
            <text:p>1,99681079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60" calcext:value-type="float">
            <text:p>15960</text:p>
          </table:table-cell>
          <table:table-cell office:value-type="float" office:value="35.59931183" calcext:value-type="float">
            <text:p>35,59931183</text:p>
          </table:table-cell>
          <table:table-cell office:value-type="float" office:value="2.220251695E-017" calcext:value-type="float">
            <text:p>2,22E-017</text:p>
          </table:table-cell>
          <table:table-cell office:value-type="float" office:value="1.994399071" calcext:value-type="float">
            <text:p>1,994399071</text:p>
          </table:table-cell>
          <table:table-cell table:style-name="ce3" table:formula="of:=([.E7]-[.E6])/[.E6]" office:value-type="float" office:value="-0.00120778744147745" calcext:value-type="float">
            <text:p>-0,00120778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34" calcext:value-type="float">
            <text:p>16034</text:p>
          </table:table-cell>
          <table:table-cell office:value-type="float" office:value="47.49372482" calcext:value-type="float">
            <text:p>47,49372482</text:p>
          </table:table-cell>
          <table:table-cell office:value-type="float" office:value="1.466445589E-015" calcext:value-type="float">
            <text:p>1,47E-015</text:p>
          </table:table-cell>
          <table:table-cell office:value-type="float" office:value="1.741378427" calcext:value-type="float">
            <text:p>1,74137842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34" calcext:value-type="float">
            <text:p>16034</text:p>
          </table:table-cell>
          <table:table-cell office:value-type="float" office:value="51.01253128" calcext:value-type="float">
            <text:p>51,01253128</text:p>
          </table:table-cell>
          <table:table-cell office:value-type="float" office:value="4.942774366E-015" calcext:value-type="float">
            <text:p>4,94E-015</text:p>
          </table:table-cell>
          <table:table-cell office:value-type="float" office:value="1.740670681" calcext:value-type="float">
            <text:p>1,740670681</text:p>
          </table:table-cell>
          <table:table-cell table:style-name="ce3" table:formula="of:=([.E9]-[.E8])/[.E8]" office:value-type="float" office:value="-0.000406428602207432" calcext:value-type="float">
            <text:p>-0,00040642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67" calcext:value-type="float">
            <text:p>16067</text:p>
          </table:table-cell>
          <table:table-cell office:value-type="float" office:value="51.10048676" calcext:value-type="float">
            <text:p>51,10048676</text:p>
          </table:table-cell>
          <table:table-cell office:value-type="float" office:value="0.0000000000002591713194" calcext:value-type="float">
            <text:p>2,59E-013</text:p>
          </table:table-cell>
          <table:table-cell office:value-type="float" office:value="1.560810447" calcext:value-type="float">
            <text:p>1,56081044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67" calcext:value-type="float">
            <text:p>16067</text:p>
          </table:table-cell>
          <table:table-cell office:value-type="float" office:value="54.41407394" calcext:value-type="float">
            <text:p>54,41407394</text:p>
          </table:table-cell>
          <table:table-cell office:value-type="float" office:value="0.0000000000002883164898" calcext:value-type="float">
            <text:p>2,88E-013</text:p>
          </table:table-cell>
          <table:table-cell office:value-type="float" office:value="1.560214162" calcext:value-type="float">
            <text:p>1,560214162</text:p>
          </table:table-cell>
          <table:table-cell table:style-name="ce3" table:formula="of:=([.E11]-[.E10])/[.E10]" office:value-type="float" office:value="-0.000382035500304468" calcext:value-type="float">
            <text:p>-0,00038203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86" calcext:value-type="float">
            <text:p>16186</text:p>
          </table:table-cell>
          <table:table-cell office:value-type="float" office:value="54.26633072" calcext:value-type="float">
            <text:p>54,26633072</text:p>
          </table:table-cell>
          <table:table-cell office:value-type="float" office:value="0.000000000007930026427" calcext:value-type="float">
            <text:p>7,93E-012</text:p>
          </table:table-cell>
          <table:table-cell office:value-type="float" office:value="1.414812684" calcext:value-type="float">
            <text:p>1,41481268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86" calcext:value-type="float">
            <text:p>16186</text:p>
          </table:table-cell>
          <table:table-cell office:value-type="float" office:value="53.66139603" calcext:value-type="float">
            <text:p>53,66139603</text:p>
          </table:table-cell>
          <table:table-cell office:value-type="float" office:value="0.00000000001117119678" calcext:value-type="float">
            <text:p>1,12E-011</text:p>
          </table:table-cell>
          <table:table-cell office:value-type="float" office:value="1.414360523" calcext:value-type="float">
            <text:p>1,414360523</text:p>
          </table:table-cell>
          <table:table-cell table:formula="of:=([.E13]-[.E12])/[.E12]" office:value-type="float" office:value="-0.000319590716929222" calcext:value-type="float">
            <text:p>-0,00031959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22" calcext:value-type="float">
            <text:p>16322</text:p>
          </table:table-cell>
          <table:table-cell office:value-type="float" office:value="53.63260651" calcext:value-type="float">
            <text:p>53,63260651</text:p>
          </table:table-cell>
          <table:table-cell office:value-type="float" office:value="0.00000000005700597633" calcext:value-type="float">
            <text:p>5,70E-011</text:p>
          </table:table-cell>
          <table:table-cell office:value-type="float" office:value="1.307135582" calcext:value-type="float">
            <text:p>1,30713558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22" calcext:value-type="float">
            <text:p>16322</text:p>
          </table:table-cell>
          <table:table-cell office:value-type="float" office:value="53.99478912" calcext:value-type="float">
            <text:p>53,99478912</text:p>
          </table:table-cell>
          <table:table-cell office:value-type="float" office:value="0.00000000006113142631" calcext:value-type="float">
            <text:p>6,11E-011</text:p>
          </table:table-cell>
          <table:table-cell office:value-type="float" office:value="1.306959033" calcext:value-type="float">
            <text:p>1,306959033</text:p>
          </table:table-cell>
          <table:table-cell table:formula="of:=([.E15]-[.E14])/[.E14]" office:value-type="float" office:value="-0.000135065560475164" calcext:value-type="float">
            <text:p>-0,00013506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33" calcext:value-type="float">
            <text:p>16533</text:p>
          </table:table-cell>
          <table:table-cell office:value-type="float" office:value="201.0003052" calcext:value-type="float">
            <text:p>201,0003052</text:p>
          </table:table-cell>
          <table:table-cell office:value-type="float" office:value="0.0000000001731869925" calcext:value-type="float">
            <text:p>1,73E-010</text:p>
          </table:table-cell>
          <table:table-cell office:value-type="float" office:value="1.224571466" calcext:value-type="float">
            <text:p>1,22457146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33" calcext:value-type="float">
            <text:p>16533</text:p>
          </table:table-cell>
          <table:table-cell office:value-type="float" office:value="209.0865173" calcext:value-type="float">
            <text:p>209,0865173</text:p>
          </table:table-cell>
          <table:table-cell office:value-type="float" office:value="0.0000000001810309541" calcext:value-type="float">
            <text:p>1,81E-010</text:p>
          </table:table-cell>
          <table:table-cell office:value-type="float" office:value="1.226433396" calcext:value-type="float">
            <text:p>1,226433396</text:p>
          </table:table-cell>
          <table:table-cell table:formula="of:=([.E17]-[.E16])/[.E16]" office:value-type="float" office:value="0.00152047475520715" calcext:value-type="float">
            <text:p>0,00152047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209.0840912" calcext:value-type="float">
            <text:p>209,0840912</text:p>
          </table:table-cell>
          <table:table-cell office:value-type="float" office:value="0.000000001610968803" calcext:value-type="float">
            <text:p>1,61E-009</text:p>
          </table:table-cell>
          <table:table-cell office:value-type="float" office:value="1.145830154" calcext:value-type="float">
            <text:p>1,14583015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98" calcext:value-type="float">
            <text:p>16598</text:p>
          </table:table-cell>
          <table:table-cell office:value-type="float" office:value="216.727005" calcext:value-type="float">
            <text:p>216,727005</text:p>
          </table:table-cell>
          <table:table-cell office:value-type="float" office:value="0.00000000785854315" calcext:value-type="float">
            <text:p>7,86E-009</text:p>
          </table:table-cell>
          <table:table-cell office:value-type="float" office:value="1.148572803" calcext:value-type="float">
            <text:p>1,148572803</text:p>
          </table:table-cell>
          <table:table-cell table:style-name="ce3" table:formula="of:=([.E19]-[.E18])/[.E18]" office:value-type="float" office:value="0.00239359122329398" calcext:value-type="float">
            <text:p>0,00239359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1" calcext:value-type="float">
            <text:p>16751</text:p>
          </table:table-cell>
          <table:table-cell office:value-type="float" office:value="216.7197571" calcext:value-type="float">
            <text:p>216,7197571</text:p>
          </table:table-cell>
          <table:table-cell office:value-type="float" office:value="0.00000002057415394" calcext:value-type="float">
            <text:p>2,06E-008</text:p>
          </table:table-cell>
          <table:table-cell office:value-type="float" office:value="1.079018712" calcext:value-type="float">
            <text:p>1,07901871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1" calcext:value-type="float">
            <text:p>16751</text:p>
          </table:table-cell>
          <table:table-cell office:value-type="float" office:value="218.3542328" calcext:value-type="float">
            <text:p>218,3542328</text:p>
          </table:table-cell>
          <table:table-cell office:value-type="float" office:value="0.00000001879103095" calcext:value-type="float">
            <text:p>1,88E-008</text:p>
          </table:table-cell>
          <table:table-cell office:value-type="float" office:value="1.080358386" calcext:value-type="float">
            <text:p>1,080358386</text:p>
          </table:table-cell>
          <table:table-cell table:style-name="ce3" table:formula="of:=([.E21]-[.E20])/[.E20]" office:value-type="float" office:value="0.00124156697664367" calcext:value-type="float">
            <text:p>0,0012415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785" calcext:value-type="float">
            <text:p>16785</text:p>
          </table:table-cell>
          <table:table-cell office:value-type="float" office:value="218.352829" calcext:value-type="float">
            <text:p>218,352829</text:p>
          </table:table-cell>
          <table:table-cell office:value-type="float" office:value="0.00000001618251666" calcext:value-type="float">
            <text:p>1,62E-008</text:p>
          </table:table-cell>
          <table:table-cell office:value-type="float" office:value="1.02131784" calcext:value-type="float">
            <text:p>1,0213178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0232466848522" calcext:value-type="float">
            <text:p>0,000402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11:37.338040875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